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edPartnerRoleMessageExchangeImpl.TransactedPartnerRoleMessageExchangeImpl( ODEProcess process , long iid , String mexId , PartnerLinkModel oplink , Operation operation , EndpointReference epr , EndpointReference myRoleEPR , PartnerRole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edPartnerRoleMessageExchangeImpl.checkReplyContextO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edPartnerRoleMessageExchangeImpl.getInvocation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edPartnerRoleMessageExchangeImpl.async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